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1116fb"/>
    </style:style>
    <style:style style:name="P3"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paragraph-rsid="001116fb"/>
    </style:style>
    <style:style style:name="P5"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116fb" officeooo:paragraph-rsid="001116fb"/>
    </style:style>
    <style:style style:name="P6"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53f6f" officeooo:paragraph-rsid="00153f6f"/>
    </style:style>
    <style:style style:name="P7"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63a06" officeooo:paragraph-rsid="00163a06"/>
    </style:style>
    <style:style style:name="P8"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651f9" officeooo:paragraph-rsid="001651f9"/>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oboto" fo:font-size="10.5pt" fo:letter-spacing="normal" fo:font-style="normal" fo:font-weight="normal"/>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11" style:family="paragraph" style:parent-style-name="Text_20_body">
      <style:paragraph-properties fo:margin-left="0cm" fo:margin-right="0cm" fo:margin-top="0cm" fo:margin-bottom="0.265cm" loext:contextual-spacing="false" fo:orphans="2" fo:widows="2" fo:text-indent="0cm" style:auto-text-indent="false"/>
    </style:style>
    <style:style style:name="P12" style:family="paragraph" style:parent-style-name="Heading_20_2">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116fb" officeooo:paragraph-rsid="001116fb"/>
    </style:style>
    <style:style style:name="P13" style:family="paragraph" style:parent-style-name="Heading_20_2">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paragraph-rsid="001116fb"/>
    </style:style>
    <style:style style:name="P14" style:family="paragraph" style:parent-style-name="Heading_20_3">
      <style:paragraph-properties fo:margin-left="0cm" fo:margin-right="0cm" fo:orphans="2" fo:widows="2" fo:text-indent="0cm" style:auto-text-indent="false"/>
      <style:text-properties fo:font-variant="normal" fo:text-transform="none" fo:color="#813588" style:font-name="Roboto" fo:font-size="15.75pt" fo:letter-spacing="normal" fo:font-style="normal" fo:font-weight="normal"/>
    </style:style>
    <style:style style:name="P15" style:family="paragraph" style:parent-style-name="Heading_20_4">
      <style:paragraph-properties fo:margin-left="0cm" fo:margin-right="0cm" fo:margin-top="0.265cm" fo:margin-bottom="0.265cm" loext:contextual-spacing="false" fo:line-height="110%" fo:orphans="2" fo:widows="2" fo:text-indent="0cm" style:auto-text-indent="false"/>
      <style:text-properties fo:font-variant="normal" fo:text-transform="none" fo:color="#333333" style:font-name="Roboto" fo:font-size="14.25pt" fo:letter-spacing="normal" fo:font-style="normal" fo:font-weight="normal"/>
    </style:style>
    <style:style style:name="P16" style:family="paragraph" style:parent-style-name="Standard">
      <style:text-properties officeooo:rsid="001116fb" officeooo:paragraph-rsid="001116fb"/>
    </style:style>
    <style:style style:name="P17" style:family="paragraph" style:parent-style-name="Text_20_body">
      <style:text-properties officeooo:rsid="0012f419" officeooo:paragraph-rsid="0012f419"/>
    </style:style>
    <style:style style:name="P18" style:family="paragraph" style:parent-style-name="Text_20_body">
      <style:text-properties fo:font-variant="normal" fo:text-transform="none" fo:color="#333333" style:font-name="Roboto" fo:font-size="10.5pt" fo:letter-spacing="normal" fo:font-style="normal" fo:font-weight="normal" officeooo:rsid="0012f419" officeooo:paragraph-rsid="0012f419"/>
    </style:style>
    <style:style style:name="P19" style:family="paragraph" style:parent-style-name="Text_20_body">
      <style:text-properties officeooo:rsid="00148459" officeooo:paragraph-rsid="00148459"/>
    </style:style>
    <style:style style:name="P20"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651f9" officeooo:paragraph-rsid="001651f9"/>
    </style:style>
    <style:style style:name="P21"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69541" officeooo:paragraph-rsid="00169541"/>
    </style:style>
    <style:style style:name="P22" style:family="paragraph" style:parent-style-name="Standard">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officeooo:rsid="0016f451" officeooo:paragraph-rsid="0016f451"/>
    </style:style>
    <style:style style:name="P23" style:family="paragraph" style:parent-style-name="Text_20_body" style:list-style-name="L1">
      <style:paragraph-properties fo:margin-top="0cm" fo:margin-bottom="0.132cm" loext:contextual-spacing="false" fo:orphans="2" fo:widows="2"/>
    </style:style>
    <style:style style:name="P24" style:family="paragraph" style:parent-style-name="Text_20_body" style:list-style-name="L2">
      <style:paragraph-properties fo:margin-top="0cm" fo:margin-bottom="0.132cm" loext:contextual-spacing="false" fo:orphans="2" fo:widows="2"/>
    </style:style>
    <style:style style:name="P25" style:family="paragraph" style:parent-style-name="Text_20_body" style:list-style-name="L3">
      <style:paragraph-properties fo:margin-top="0cm" fo:margin-bottom="0.132cm" loext:contextual-spacing="false" fo:orphans="2" fo:widows="2"/>
      <style:text-properties fo:font-variant="normal" fo:text-transform="none" fo:color="#333333" style:font-name="Roboto" fo:font-size="10.5pt" fo:letter-spacing="normal" fo:font-style="normal" fo:font-weight="normal"/>
    </style:style>
    <style:style style:name="P26" style:family="paragraph" style:parent-style-name="Text_20_body" style:list-style-name="L4">
      <style:paragraph-properties fo:margin-top="0cm" fo:margin-bottom="0.132cm" loext:contextual-spacing="false" fo:orphans="2" fo:widows="2"/>
      <style:text-properties fo:font-variant="normal" fo:text-transform="none" fo:color="#333333" style:font-name="Roboto" fo:font-size="10.5pt" fo:letter-spacing="normal" fo:font-style="normal" fo:font-weight="normal"/>
    </style:style>
    <style:style style:name="P27" style:family="paragraph" style:parent-style-name="Text_20_body" style:list-style-name="L5">
      <style:paragraph-properties fo:margin-top="0cm" fo:margin-bottom="0.132cm" loext:contextual-spacing="false" fo:orphans="2" fo:widows="2"/>
      <style:text-properties fo:font-variant="normal" fo:text-transform="none" fo:color="#333333" style:font-name="Roboto" fo:font-size="10.5pt" fo:letter-spacing="normal" fo:font-style="normal" fo:font-weight="normal"/>
    </style:style>
    <style:style style:name="T1" style:family="text">
      <style:text-properties fo:font-variant="normal" fo:text-transform="none" fo:color="#333333" style:font-name="Roboto" fo:font-size="10.5pt" fo:letter-spacing="normal" fo:font-style="normal" fo:font-weight="normal"/>
    </style:style>
    <style:style style:name="T2" style:family="text">
      <style:text-properties fo:font-variant="normal" fo:text-transform="none" fo:color="#333333" style:font-name="Roboto" fo:font-size="10.5pt" fo:letter-spacing="normal" fo:font-style="normal" fo:font-weight="normal" officeooo:rsid="001116fb"/>
    </style:style>
    <style:style style:name="T3" style:family="text">
      <style:text-properties fo:font-variant="normal" fo:text-transform="none" fo:color="#333333" style:font-name="Roboto" fo:font-size="10.5pt" fo:letter-spacing="normal" fo:font-style="normal" fo:font-weight="bold"/>
    </style:style>
    <style:style style:name="T4" style:family="text">
      <style:text-properties fo:font-variant="normal" fo:text-transform="none" fo:color="#333333" style:font-name="Roboto" fo:font-size="10.5pt" fo:letter-spacing="normal" fo:font-style="normal" fo:font-weight="bold" officeooo:rsid="00113155"/>
    </style:style>
    <style:style style:name="T5" style:family="text">
      <style:text-properties fo:font-variant="normal" fo:text-transform="none" fo:color="#333333" style:font-name="Roboto" fo:font-size="7.5pt" fo:letter-spacing="normal" fo:font-style="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73ad21" style:text-line-through-style="none" style:text-line-through-type="none" style:font-name="Roboto" fo:font-size="10.5pt" fo:letter-spacing="normal" fo:font-style="normal" style:text-underline-style="none" fo:font-weight="normal" style:text-blinking="false" fo:background-color="transparent" loext:char-shading-value="0"/>
    </style:style>
    <style:style style:name="T8" style:family="text">
      <style:text-properties fo:font-size="7.5pt"/>
    </style:style>
    <style:style style:name="T9" style:family="text">
      <style:text-properties officeooo:rsid="0012f419"/>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emi conductors</text:p>
      <text:p text:style-name="P16"/>
      <text:p text:style-name="P1"><text:span text:style-name="T1">Semiconductors are the materials which have a </text:span><text:span text:style-name="Strong_20_Emphasis"><text:span text:style-name="T1">conductivity between conductors</text:span></text:span><text:span text:style-name="T6"> </text:span><text:span text:style-name="T1">(generally metals) and non-conductors or </text:span><text:span text:style-name="Strong_20_Emphasis"><text:span text:style-name="T1">insulators</text:span></text:span><text:span text:style-name="T6"> </text:span><text:span text:style-name="T1">(such as ceramics).</text:span></text:p>
      <text:p text:style-name="P3"/>
      <text:p text:style-name="P5">Semiconductors : Germanium(Solar cells) or silicon(electric Circuits)</text:p>
      <text:p text:style-name="P5"/>
      <text:p text:style-name="P5"/>
      <text:h text:style-name="P12" text:outline-level="2">Types of Semiconductors</text:h>
      <text:p text:style-name="P9">Semiconductors can be classified as:</text:p>
      <text:list xml:id="list1045656556" text:style-name="L1">
        <text:list-item>
          <text:p text:style-name="P23"><text:span text:style-name="Strong_20_Emphasis"><text:span text:style-name="T3">Intrinsic Semiconductor</text:span></text:span></text:p>
        </text:list-item>
        <text:list-item>
          <text:p text:style-name="P23"><text:span text:style-name="Strong_20_Emphasis"><text:span text:style-name="T3">Extrinsic Semiconductor</text:span></text:span></text:p>
        </text:list-item>
      </text:list>
      <text:p text:style-name="P10"/>
      <text:p text:style-name="P2"><text:span text:style-name="T2">Intrinsic Semiconductor : </text:span><text:span text:style-name="T1">An </text:span><text:span text:style-name="T2">i</text:span><text:span text:style-name="Strong_20_Emphasis"><text:span text:style-name="T3">ntrinsic type of semiconductor material </text:span></text:span><text:span text:style-name="T1">is made to be very pure chemically. It is made up of only a single type of element.</text:span></text:p>
      <text:p text:style-name="P4"/>
      <text:h text:style-name="P13" text:outline-level="2">Extrinsic Semiconductor</text:h>
      <text:p text:style-name="P11"><text:span text:style-name="T1">The conductivity of semiconductors can be greatly improved by introducing a small number of suitable replacement atoms called IMPURITIES. The process of adding impurity atoms to the pure semiconductor is called DOPING. Usually, only 1 atom in 10</text:span><text:span text:style-name="T5">7</text:span><text:span text:style-name="T1"> is replaced by a dopant atom in the doped semiconductor. An </text:span><text:a xlink:type="simple" xlink:href="https://byjus.com/physics/extrinsic-semiconductors/" text:style-name="Internet_20_link" text:visited-style-name="Visited_20_Internet_20_Link"><text:span text:style-name="T7">extrinsic semiconductor</text:span></text:a><text:span text:style-name="T1"> can be further classified into:</text:span></text:p>
      <text:list xml:id="list2132213000" text:style-name="L2">
        <text:list-item>
          <text:p text:style-name="P24"><text:span text:style-name="Strong_20_Emphasis"><text:span text:style-name="T3">N-type Semiconductor</text:span></text:span><text:span text:style-name="Strong_20_Emphasis"><text:span text:style-name="T4">(Donars)</text:span></text:span></text:p>
          <text:p text:style-name="P24"><text:span text:style-name="Strong_20_Emphasis"><text:span text:style-name="T1">Mainly due to electrons</text:span></text:span></text:p>
        </text:list-item>
      </text:list>
      <text:list xml:id="list3111225168" text:style-name="L3">
        <text:list-item>
          <text:p text:style-name="P25">Entirely neutral</text:p>
        </text:list-item>
        <text:list-item>
          <text:p text:style-name="P25">I = I<text:span text:style-name="T8">h </text:span>and n<text:span text:style-name="T8">h </text:span>&gt;&gt; n<text:span text:style-name="T8">e</text:span></text:p>
        </text:list-item>
        <text:list-item>
          <text:p text:style-name="P25">Majority – Electrons and Minority – Holes</text:p>
        </text:list-item>
        <text:list-item>
          <text:p text:style-name="P25">the electrons in the n-type semiconductor are the MAJORITY CARRIERS and holes are the MINORITY CARRIERS.</text:p>
          <text:p text:style-name="P25"/>
        </text:list-item>
      </text:list>
      <text:list xml:id="list212702059319641" text:continue-list="list2132213000" text:style-name="L2">
        <text:list-item>
          <text:p text:style-name="P24"><text:span text:style-name="Strong_20_Emphasis"><text:span text:style-name="T3">P-type Semiconductor</text:span></text:span></text:p>
          <text:p text:style-name="P24"><text:span text:style-name="Strong_20_Emphasis"><text:span text:style-name="T1">Mainly due to holes</text:span></text:span></text:p>
        </text:list-item>
      </text:list>
      <text:list xml:id="list1311238462" text:style-name="L4">
        <text:list-item>
          <text:p text:style-name="P26">Entirely neutral</text:p>
        </text:list-item>
        <text:list-item>
          <text:p text:style-name="P26">I = I<text:span text:style-name="T8">h </text:span>and n<text:span text:style-name="T8">h</text:span> &gt;&gt; n<text:span text:style-name="T8">e</text:span></text:p>
        </text:list-item>
        <text:list-item>
          <text:p text:style-name="P26">Majority – Holes and Minority – Electrons</text:p>
        </text:list-item>
      </text:list>
      <text:list xml:id="list212700869558959" text:continue-list="list212702059319641" text:style-name="L2">
        <text:list-header>
          <text:p text:style-name="P24"><text:span text:style-name="Strong_20_Emphasis"><text:span text:style-name="T3"/></text:span></text:p>
        </text:list-header>
      </text:list>
      <text:p text:style-name="Text_20_body"><text:line-break/><text:tab/><text:tab/><text:tab/><text:span text:style-name="T9">Hall Effect</text:span></text:p>
      <text:p text:style-name="P17">Aim : See Record</text:p>
      <text:p text:style-name="P17">Apparatus <text:s/>Required : <text:s/>See Record</text:p>
      <text:p text:style-name="P19">Formula used : See record</text:p>
      <text:p text:style-name="P19"/>
      <text:p text:style-name="P19"><text:soft-page-break/>Theory : </text:p>
      <text:p text:style-name="P17"/>
      <text:p text:style-name="P17">Principle of Hall Effect : </text:p>
      <text:p text:style-name="P18">The principle of the Hall effect states that when a current-carrying conductor or a semiconductor is introduced to a perpendicular magnetic field, a voltage can be measured at the right angle to the current path. This effect of obtaining a measurable voltage is known as the Hall effect.</text:p>
      <text:p text:style-name="Text_20_body"><text:line-break/><text:span text:style-name="T1">When a conductive plate is connected to a circuit with a battery, then a current starts flowing. The charge carriers will follow a linear path from one end of the plate to the other end. The motion of charge carriers results in the production of magnetic fields. When a magnet is placed near the plate, the magnetic field of the charge carriers is distorted. This upsets the straight flow of the charge carriers. The force which upsets the direction of flow of charge carriers is known as </text:span><text:a xlink:type="simple" xlink:href="https://byjus.com/physics/lorentz-force/" text:style-name="Internet_20_link" text:visited-style-name="Visited_20_Internet_20_Link"><text:span text:style-name="T7">Lorentz force</text:span></text:a><text:span text:style-name="T1">.</text:span></text:p>
      <text:p text:style-name="P9">Due to the distortion in the magnetic field of the charge carriers, the negatively charged electrons will be deflected to one side of the plate and positively charged holes to the other side. A potential difference, known as the Hall voltage will be generated between both sides of the plate which can be measured using a metre.</text:p>
      <text:p text:style-name="P9">The Hall voltage represented as V<text:span text:style-name="T8">H</text:span> is given by the formula:</text:p>
      <text:p text:style-name="Text_20_body"/>
      <text:h text:style-name="P14" text:outline-level="3">Hall Coefficient</text:h>
      <text:p text:style-name="P9">The hall coefficient is positive if the number of positive charges is more than the negative charges. Similarly, it is negative when electrons are more than holes.</text:p>
      <text:h text:style-name="P15" text:outline-level="4">Applications of Hall Effect</text:h>
      <text:p text:style-name="P9">Hall effect principle is employed in the following cases:</text:p>
      <text:list xml:id="list4073082570" text:style-name="L5">
        <text:list-item>
          <text:p text:style-name="P27">Magnetic field sensing equipment</text:p>
        </text:list-item>
        <text:list-item>
          <text:p text:style-name="P27">For the measurement of direct current, Hall effect Tong Tester is used.</text:p>
        </text:list-item>
        <text:list-item>
          <text:p text:style-name="P27">It is used in phase angle measurement</text:p>
        </text:list-item>
        <text:list-item>
          <text:p text:style-name="P27">Proximity detectors</text:p>
        </text:list-item>
        <text:list-item>
          <text:p text:style-name="P27">Hall effect Sensors and Probes</text:p>
        </text:list-item>
        <text:list-item>
          <text:p text:style-name="P27">Linear or Angular displacement transducers</text:p>
        </text:list-item>
        <text:list-item>
          <text:p text:style-name="P27">For detecting wheel speed and accordingly assist the anti-lock braking system.</text:p>
        </text:list-item>
      </text:list>
      <text:p text:style-name="P3"/>
      <text:p text:style-name="P6">Procedure : <text:s/>See Record</text:p>
      <text:p text:style-name="P6"/>
      <text:p text:style-name="P7">Observation Table:</text:p>
      <text:p text:style-name="P7"/>
      <text:p text:style-name="P7">Calculations:</text:p>
      <text:p text:style-name="P7"/>
      <text:p text:style-name="P7">Precautions : </text:p>
      <text:p text:style-name="P7"/>
      <text:p text:style-name="P7">Result:</text:p>
      <text:p text:style-name="P7"/>
      <text:p text:style-name="P7"><text:soft-page-break/></text:p>
      <text:p text:style-name="P7"><text:s text:c="2"/><text:tab/><text:tab/><text:tab/><text:tab/>Photo-electric Effect</text:p>
      <text:p text:style-name="P7"/>
      <text:p text:style-name="P7">Aim : </text:p>
      <text:p text:style-name="P7">Apparaturs : </text:p>
      <text:p text:style-name="P8">Formula Used : </text:p>
      <text:p text:style-name="P8">Theory : </text:p>
      <text:p text:style-name="P21">Procedure : </text:p>
      <text:p text:style-name="P21">Observation : </text:p>
      <text:p text:style-name="P21">Calculation : </text:p>
      <text:p text:style-name="P21">Result : </text:p>
      <text:p text:style-name="P21"/>
      <text:p text:style-name="P21"/>
      <text:p text:style-name="P21"><text:tab/><text:tab/><text:tab/><text:tab/>Diffraction Grating </text:p>
      <text:p text:style-name="P21"/>
      <text:p text:style-name="P21">Aim : <text:s/>LASER : Light Amplification by Stimulated Emission of Radiation</text:p>
      <text:p text:style-name="P21"/>
      <text:p text:style-name="P21">Apparatus : </text:p>
      <text:p text:style-name="P21"/>
      <text:p text:style-name="P21">Formula Used : </text:p>
      <text:p text:style-name="P21"/>
      <text:p text:style-name="P22">Theory :</text:p>
      <text:p text:style-name="P22"/>
      <text:p text:style-name="P22">Procedure : </text:p>
      <text:p text:style-name="P22">Observation : </text:p>
      <text:p text:style-name="P22">Calculation : </text:p>
      <text:p text:style-name="P22">Result : </text:p>
      <text:p text:style-name="P22"/>
      <text:p text:style-name="P22"><text:tab/><text:tab/><text:tab/><text:tab/>Frank Hertz Experiment </text:p>
      <text:p text:style-name="P22"/>
      <text:p text:style-name="P22">Aim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9T21:39:12.501117574</meta:creation-date>
    <dc:date>2022-09-13T21:27:00.106616797</dc:date>
    <meta:editing-duration>PT1H7M9S</meta:editing-duration>
    <meta:editing-cycles>3</meta:editing-cycles>
    <meta:generator>LibreOffice/6.4.7.2$Linux_X86_64 LibreOffice_project/40$Build-2</meta:generator>
    <meta:document-statistic meta:table-count="0" meta:image-count="0" meta:object-count="0" meta:page-count="3" meta:paragraph-count="69" meta:word-count="581" meta:character-count="3524" meta:non-whitespace-character-count="2985"/>
  </office:meta>
</office:document-meta>
</file>